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99c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6ce20" officeooo:paragraph-rsid="0016ce20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officeooo:rsid="0018c5ca" officeooo:paragraph-rsid="0018c5ca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weight="normal" officeooo:rsid="0018c5ca" officeooo:paragraph-rsid="0018c5ca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6ce20" officeooo:paragraph-rsid="0016ce2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6ce20" officeooo:paragraph-rsid="0016ce2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6ce20" officeooo:paragraph-rsid="0016ce2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8c5ca" officeooo:paragraph-rsid="0018c5c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6ce20" officeooo:paragraph-rsid="0016ce2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6ce20" officeooo:paragraph-rsid="0016ce2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7d99c" officeooo:paragraph-rsid="0017d99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7d99c" officeooo:paragraph-rsid="0017d99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16ce20" officeooo:paragraph-rsid="0016ce20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7d99c" officeooo:paragraph-rsid="0017d99c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8c5ca" officeooo:paragraph-rsid="0018c5ca" style:font-size-asian="15.75pt" style:font-weight-asian="bold" style:font-size-complex="18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normal" officeooo:rsid="0016ce20" officeooo:paragraph-rsid="0016ce20" style:font-size-asian="12.25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fo:font-weight="normal" officeooo:rsid="0017d99c" officeooo:paragraph-rsid="0017d99c" style:font-size-asian="12.25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fo:font-weight="normal" officeooo:rsid="0018c5ca" officeooo:paragraph-rsid="0018c5ca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bold" officeooo:rsid="0016ce20" officeooo:paragraph-rsid="0016ce20" style:font-size-asian="12.25pt" style:font-weight-asian="bold" style:font-size-complex="14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font-weight="bold" officeooo:rsid="0017d99c" officeooo:paragraph-rsid="0017d99c" style:font-size-asian="12.25pt" style:font-weight-asian="bold" style:font-size-complex="14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7d99c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normal" officeooo:rsid="0017d99c" style:font-size-asian="15.75pt" style:font-weight-asian="normal" style:font-size-complex="18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17d99c" style:font-size-asian="12.25pt" style:font-weight-asian="bold" style:font-size-complex="14pt" style:font-weight-complex="bold"/>
    </style:style>
    <style:style style:name="T5" style:family="text">
      <style:text-properties fo:font-size="14pt" fo:font-weight="normal" officeooo:rsid="0017d99c" style:font-size-asian="12.25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troduction</text:p>
      <text:p text:style-name="P2"/>
      <text:p text:style-name="P5">1.1 Purpose</text:p>
      <text:p text:style-name="P5"/>
      <text:p text:style-name="P9">This Software Requirements Specification (SRS) document describes the functional and non-functional requirements for the AI-Powered Code Reviewer system, version 1.0. This document covers the Minimum Viable Product (MVP) phase of the system, which will integrate with GitHub to analyze JavaScript/TypeScript code changes against company standards using AI to detect issues that traditional static analyzers might miss.</text:p>
      <text:p text:style-name="P9"><text:span text:style-name="T1"/></text:p>
      <text:p text:style-name="P5">1.2 Document Convention</text:p>
      <text:p text:style-name="P6"><text:span text:style-name="T1"/></text:p>
      <text:p text:style-name="P10">The following conventions have been used in this document:</text:p>
      <text:list text:style-name="L1">
        <text:list-item>
          <text:p text:style-name="P16">Requirements are organized by functional areas and are numbered hierarchically.</text:p>
        </text:list-item>
        <text:list-item>
          <text:p text:style-name="P16">"Must" indicates a mandatory requirement.</text:p>
        </text:list-item>
        <text:list-item>
          <text:p text:style-name="P16">"Should" indicates a desirable requirement.</text:p>
        </text:list-item>
        <text:list-item>
          <text:p text:style-name="P16">"May" indicates an optional requirement.</text:p>
        </text:list-item>
        <text:list-item>
          <text:p text:style-name="P16">TBD (To Be Determined) is used for details that will be defined in future versions of this document.</text:p>
        </text:list-item>
      </text:list>
      <text:p text:style-name="P10"><text:span text:style-name="T1"/></text:p>
      <text:p text:style-name="P5">1.3 Intended Audience and Reading Suggestions</text:p>
      <text:p text:style-name="P7"><text:span text:style-name="T1"/></text:p>
      <text:p text:style-name="P10">This document is intended for:</text:p>
      <text:p text:style-name="P10"/>
      <text:list text:style-name="L2">
        <text:list-item>
          <text:p text:style-name="P19">Development Team : <text:span text:style-name="T3">To understand what needs to be built</text:span></text:p>
        </text:list-item>
        <text:list-item>
          <text:p text:style-name="P19">QA Team : <text:span text:style-name="T3">To develop test plans and test cases</text:span></text:p>
        </text:list-item>
        <text:list-item>
          <text:p text:style-name="P20">Project Manager : <text:span text:style-name="T3">To plan the implementation and allocate resources</text:span></text:p>
        </text:list-item>
        <text:list-item>
          <text:p text:style-name="P21"><text:span text:style-name="T4">Stakeholder : </text:span><text:span text:style-name="T5">To ensure the system meets business requirements</text:span></text:p>
        </text:list-item>
      </text:list>
      <text:p text:style-name="P1"><text:span text:style-name="T2"/></text:p>
      <text:p text:style-name="P14">1.4 Product Scope</text:p>
      <text:p text:style-name="P12"><text:span text:style-name="T1"/></text:p>
      <text:p text:style-name="P11">The AI-Powered Code Reviewer system is designed to serve as a preliminary checkpoint before developers submit code for formal peer review. It aims to:</text:p>
      <text:list text:style-name="L3">
        <text:list-item>
          <text:p text:style-name="P17">Automate initial code quality checks to ease senior developers' workload.</text:p>
        </text:list-item>
        <text:list-item>
          <text:p text:style-name="P17">Help junior developers receive immediate feedback on their code changes.</text:p>
        </text:list-item>
        <text:list-item>
          <text:p text:style-name="P17">Improve overall code quality and consistency.</text:p>
        </text:list-item>
        <text:list-item>
          <text:p text:style-name="P17">Reduce the number of review iterations required before code acceptance.</text:p>
        </text:list-item>
        <text:list-item>
          <text:p text:style-name="P17">Enforce company coding standards consistently.</text:p>
          <text:p text:style-name="P17"><text:soft-page-break/>The system will integrate with GitHub to analyze pull requests, focusing initially on JavaScript/Type Script code analysis, and will provide feedback directly within GitHub's interface.</text:p>
        </text:list-item>
      </text:list>
      <text:p text:style-name="P11"><text:span text:style-name="T1"/></text:p>
      <text:p text:style-name="P15">1.5 Reference</text:p>
      <text:p text:style-name="P8"><text:span text:style-name="T1"/></text:p>
      <text:list text:style-name="L4">
        <text:list-item>
          <text:p text:style-name="P18">GitHub API Documentation: <text:a xlink:type="simple" xlink:href="https://docs.github.com/en/rest" text:style-name="Internet_20_link" text:visited-style-name="Visited_20_Internet_20_Link">https://docs.github.com/en/rest</text:a></text:p>
        </text:list-item>
        <text:list-item>
          <text:p text:style-name="P18">ESLint Documentation: <text:a xlink:type="simple" xlink:href="https://eslint.org/docs/latest/" text:style-name="Internet_20_link" text:visited-style-name="Visited_20_Internet_20_Link">https://eslint.org/docs/latest/</text:a></text:p>
        </text:list-item>
        <text:list-item>
          <text:p text:style-name="P18">Hugging Face Models Documentation: <text:a xlink:type="simple" xlink:href="https://huggingface.co/docs/transformers/index" text:style-name="Internet_20_link" text:visited-style-name="Visited_20_Internet_20_Link">https://huggingface.co/docs/transformers/index</text:a></text:p>
        </text:list-item>
        <text:list-item>
          <text:p text:style-name="P18">JavaScript/TypeScript Code Style Guide: [***************]</text:p>
        </text:list-item>
        <text:list-item>
          <text:p text:style-name="P18">Node.js Documentation: <text:a xlink:type="simple" xlink:href="https://nodejs.org/en/docs/" text:style-name="Internet_20_link" text:visited-style-name="Visited_20_Internet_20_Link">https://nodejs.org/en/docs/</text:a></text:p>
        </text:list-item>
      </text:list>
      <text:p text:style-name="P4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9:43:12.006072485</meta:creation-date>
    <dc:date>2025-04-04T11:17:05.856018056</dc:date>
    <meta:editing-duration>PT3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300" meta:character-count="2123" meta:non-whitespace-character-count="1873"/>
  </office:meta>
</office:document-meta>
</file>